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d7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914cm" fo:margin-bottom="0.356cm"/>
    </style:style>
    <style:style style:name="P4" style:family="paragraph">
      <style:paragraph-properties fo:margin-top="0.914cm" fo:margin-bottom="0.356cm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.42cm" fo:margin-bottom="0.35cm" fo:text-align="start" fo:text-indent="0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67cm" svg:y="5.08cm" presentation:class="title" presentation:user-transformed="true">
          <draw:text-box>
            <text:p text:style-name="P1">Projekta darbs<text:line-break/>Kalkulator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jekta ideja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Mana projekta ideja bija izveidot kalkulatoru, kas spēj veikt vienkāršus apēķin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ērķauditorija</text:p>
          </draw:text-box>
        </draw:frame>
        <draw:frame presentation:style-name="pr7" draw:layer="layout" svg:width="26cm" svg:height="10cm" svg:x="0.67cm" svg:y="3cm" presentation:class="outline" presentation:user-transformed="true">
          <draw:text-box>
            <text:list text:style-name="L2">
              <text:list-item>
                <text:p>Mērķauditorija biju tikai es, jo šis ir amatiera darbs un es vienkārši gribēju patreneti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pieciešamīb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Kalkulators pasaulē ir nepieciešams, jo bez tā būtu grūti izrēķināt sarežģītus matemātikas piemēr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zstrādes līdzeķl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Visual studio code<text:line-break/>Python programmēšanas valoda ar Tkinter <text:line-break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zstrādei patērētais lai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dejas domāšana: 1D<text:line-break/>Programmēšana: 1 <text:s/>Nedēļa<text:line-break/>Testēšana un problēmu labošana: 3D<text:line-break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3"><text:span text:style-name="T1">Projekta izstrādes, testēšanas un dokumentēšanas gaita.</text:span></text:p>
          </draw:text-box>
        </draw:frame>
        <draw:frame presentation:style-name="pr7" draw:text-style-name="P6" draw:layer="layout" svg:width="26cm" svg:height="10cm" svg:x="1.27cm" svg:y="3cm" presentation:class="outline" presentation:user-transformed="true">
          <draw:text-box>
            <text:list text:style-name="L2">
              <text:list-item>
                <text:p text:style-name="P5"><text:span text:style-name="T1">Izstrāde: Pievienoju pamata matemātiskās funkcijas. ( Saskaitišanu, atņēmšanu, reizināšanu, dalīšanu)</text:span></text:p>
              </text:list-item>
              <text:list-item>
                <text:p text:style-name="P5"><text:span text:style-name="T1">Testēšana: Es pārbaudīju programmu un atradāu dažas problēmas, piemēram, atstarpes problēmas, nepareizi rezultati, pogas nepareiza vieta, pogas nereaģē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6cm" svg:height="1.328cm" svg:x="1cm" svg:y="0.5cm" presentation:class="title">
          <draw:text-box>
            <text:p text:style-name="P7"><text:span text:style-name="T2">Problēmas, kas bija jāpārvar: 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pareizi aprēķini, piemēram, 16+19 rezultāts butu 1619</text:p>
              </text:list-item>
              <text:list-item>
                <text:p>Nereaģējošas pogas </text:p>
              </text:list-item>
              <text:list-item>
                <text:p>Atstarpju problēmas, piemēram, kad ievada 56 uz ekrana būs 5 6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6cm" svg:height="1.328cm" svg:x="1cm" svg:y="0.5cm" presentation:class="title">
          <draw:text-box>
            <text:p text:style-name="P7"><text:span text:style-name="T2">Personīgie ieguvumi: 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emācijos labāk izmantot Tkinter lai veidotu programma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6cm" svg:height="1.328cm" svg:x="1cm" svg:y="0.5cm" presentation:class="title">
          <draw:text-box>
            <text:p text:style-name="P7"><text:span text:style-name="T2">iespējām turpināt/papildināt/pilnveidot projektu. 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anuprāt, es varētu to padarīt profesionālāku, uzlabojot gui un pievienojot tam citas funkcijas, piemēram, pievienojot tam zinātnisku kalkulatoru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7T11:24:14.101000000</meta:creation-date>
    <meta:editing-duration>PT7M24S</meta:editing-duration>
    <meta:editing-cycles>3</meta:editing-cycles>
    <meta:generator>LibreOffice/24.2.2.2$Windows_X86_64 LibreOffice_project/d56cc158d8a96260b836f100ef4b4ef25d6f1a01</meta:generator>
    <dc:title>Blue Curve</dc:title>
    <dc:date>2024-11-28T11:14:50.937000000</dc:date>
    <meta:document-statistic meta:object-count="74"/>
  </office:meta>
</office:document-meta>
</file>